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3" manifest:media-type="application/vnd.oasis.opendocument.formula"/>
  <manifest:file-entry manifest:full-path="styles.xml" manifest:media-type="text/xml"/>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3"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3" manifest:media-type="application/vnd.oasis.opendocument.formula"/>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content.xml" manifest:media-type="text/xml"/>
  <manifest:file-entry manifest:full-path="meta.xml" manifest:media-type="text/xml"/>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3" manifest:media-type="application/vnd.oasis.opendocument.formula"/>
  <manifest:file-entry manifest:full-path="Configurations2/" manifest:media-type="application/vnd.sun.xml.ui.configuration"/>
  <manifest:file-entry manifest:full-path="settings.xml" manifest:media-type="text/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3"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3"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3"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Thumbnails/thumbnail.png" manifest:media-type="image/png"/>
</manifest:manifest>
</file>

<file path=content.xml><?xml version="1.0" encoding="utf-8"?>
<office:document-content xmlns:officeooo="http://openoffice.org/2009/office" xmlns:anim="urn:oasis:names:tc:opendocument:xmlns:animation:1.0" xmlns:number="urn:oasis:names:tc:opendocument:xmlns:datastyle:1.0" xmlns:table="urn:oasis:names:tc:opendocument:xmlns:table:1.0" xmlns:svg="urn:oasis:names:tc:opendocument:xmlns:svg-compatible:1.0" xmlns:ooow="http://openoffice.org/2004/writer" xmlns:dr3d="urn:oasis:names:tc:opendocument:xmlns:dr3d:1.0" xmlns:draw="urn:oasis:names:tc:opendocument:xmlns:drawing:1.0" xmlns:rpt="http://openoffice.org/2005/report" xmlns:text="urn:oasis:names:tc:opendocument:xmlns:text:1.0" xmlns:style="urn:oasis:names:tc:opendocument:xmlns:style:1.0" xmlns:chart="urn:oasis:names:tc:opendocument:xmlns:chart:1.0" xmlns:ooo="http://openoffice.org/2004/office" xmlns:meta="urn:oasis:names:tc:opendocument:xmlns:meta:1.0" xmlns:office="urn:oasis:names:tc:opendocument:xmlns:office:1.0" xmlns:dc="http://purl.org/dc/elements/1.1/" xmlns:fo="urn:oasis:names:tc:opendocument:xmlns:xsl-fo-compatible:1.0" xmlns:xlink="http://www.w3.org/1999/xlink"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ield="urn:openoffice:names:experimental:ooo-ms-interop:xmlns:field:1.0" xmlns:xforms="http://www.w3.org/2002/xforms" xmlns:form="urn:oasis:names:tc:opendocument:xmlns:form:1.0" xmlns:dom="http://www.w3.org/2001/xml-events" xmlns:xsd="http://www.w3.org/2001/XMLSchema" xmlns:xsi="http://www.w3.org/2001/XMLSchema-instance" xmlns:formx="urn:openoffice:names:experimental:ooxml-odf-interop:xmlns:form:1.0" xmlns:xhtml="http://www.w3.org/1999/xhtml" xmlns:grddl="http://www.w3.org/2003/g/data-view#" xmlns:css3t="http://www.w3.org/TR/css3-text/" xmlns:smil="urn:oasis:names:tc:opendocument:xmlns:smil-compatible:1.0" xmlns:presentation="urn:oasis:names:tc:opendocument:xmlns:presentation: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withoutfill">
      <style:graphic-properties svg:stroke-width="0.053cm" svg:stroke-color="#00a933" draw:marker-start-width="0.279cm" draw:marker-end="Arrow" draw:marker-end-width="0.279cm" draw:fill="solid" draw:opacity="58%" draw:textarea-vertical-align="middle" fo:padding-top="0.151cm" fo:padding-bottom="0.151cm" fo:padding-left="0.276cm" fo:padding-right="0.276cm"/>
    </style:style>
    <style:style style:name="gr2" style:family="graphic" style:parent-style-name="objectwithoutfill">
      <style:graphic-properties svg:stroke-width="0.053cm" svg:stroke-color="#ff3838" draw:marker-start-width="0.279cm" draw:marker-end="Arrow" draw:marker-end-width="0.279cm" draw:fill="solid" draw:textarea-vertical-align="middle" fo:padding-top="0.151cm" fo:padding-bottom="0.151cm" fo:padding-left="0.276cm" fo:padding-right="0.276cm"/>
    </style:style>
    <style:style style:name="gr3" style:family="graphic" style:parent-style-name="standard">
      <style:graphic-properties svg:stroke-color="#a1467e" draw:fill-color="#e0c2cd" draw:textarea-horizontal-align="justify" draw:textarea-vertical-align="middle" draw:auto-grow-height="fals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5" style:family="graphic" style:parent-style-name="Object_20_with_20_no_20_fill_20_and_20_no_20_line">
      <style:graphic-properties draw:textarea-horizontal-align="center" draw:textarea-vertical-align="middle" draw:ole-draw-aspect="1" style:protect="size"/>
    </style:style>
    <style:style style:name="gr6" style:family="graphic" style:parent-style-name="objectwithoutfill">
      <style:graphic-properties draw:stroke="dash" draw:stroke-dash="Dot" svg:stroke-width="0.053cm" svg:stroke-color="#8d1d75" draw:marker-start-width="0.279cm" draw:marker-end="Arrow" draw:marker-end-width="0.279cm" svg:stroke-opacity="50%" draw:fill="solid" draw:textarea-vertical-align="middle" fo:padding-top="0.151cm" fo:padding-bottom="0.151cm" fo:padding-left="0.276cm" fo:padding-right="0.276cm"/>
    </style:style>
    <style:style style:name="gr7" style:family="graphic" style:parent-style-name="objectwithoutfill">
      <style:graphic-properties svg:stroke-color="#808080" draw:marker-start="Arrow" draw:fill="solid" draw:textarea-vertical-align="middle"/>
    </style:style>
    <style:style style:name="gr8" style:family="graphic" style:parent-style-name="objectwithoutfill">
      <style:graphic-properties draw:fill="solid" draw:textarea-vertical-align="middle"/>
    </style:style>
    <style:style style:name="gr9" style:family="graphic" style:parent-style-name="objectwithoutfill">
      <style:graphic-properties svg:stroke-width="0.018cm" svg:stroke-color="#999999" draw:marker-start="Arrowheads_20_2" draw:marker-start-width="0.227cm" draw:marker-end-width="0.227cm" draw:fill="solid" draw:textarea-horizontal-align="center" draw:textarea-vertical-align="middle" fo:padding-top="0.134cm" fo:padding-bottom="0.134cm" fo:padding-left="0.259cm" fo:padding-right="0.259cm"/>
      <style:paragraph-properties style:writing-mode="lr-tb"/>
    </style:style>
    <style:style style:name="P1" style:family="paragraph">
      <loext:graphic-properties draw:fill="solid" draw:opacity="58%"/>
      <style:paragraph-properties fo:text-align="center"/>
    </style:style>
    <style:style style:name="P2" style:family="paragraph">
      <loext:graphic-properties draw:fill="solid"/>
      <style:paragraph-properties fo:text-align="center"/>
    </style:style>
    <style:style style:name="P3" style:family="paragraph">
      <loext:graphic-properties draw:fill-color="#e0c2cd"/>
      <style:paragraph-properties fo:text-align="center"/>
    </style:style>
    <style:style style:name="P4" style:family="paragraph">
      <loext:graphic-properties draw:fill="none" draw:fill-color="#ffffff"/>
      <style:paragraph-properties style:writing-mode="lr-tb"/>
    </style:style>
    <style:style style:name="P5" style:family="paragraph">
      <style:paragraph-properties fo:text-align="center"/>
    </style:style>
  </office:automatic-styles>
  <office:body>
    <office:drawing>
      <draw:page draw:name="page1" draw:style-name="dp1" draw:master-page-name="Default">
        <draw:line draw:style-name="gr1" draw:text-style-name="P1" draw:layer="layout" svg:x1="4.036cm" svg:y1="4.257cm" svg:x2="4.018cm" svg:y2="1.784cm">
          <text:p/>
        </draw:line>
        <draw:line draw:style-name="gr2" draw:text-style-name="P2" draw:layer="layout" svg:x1="4.015cm" svg:y1="4.25cm" svg:x2="6.488cm" svg:y2="4.232cm">
          <text:p/>
        </draw:line>
        <draw:custom-shape draw:style-name="gr3" draw:text-style-name="P3" draw:layer="layout" svg:width="0.206cm" svg:height="0.206cm" svg:x="3.919cm" svg:y="4.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4" draw:layer="measurelines" svg:width="0.502cm" svg:height="1.187cm" svg:x="4.523cm" svg:y="4.914cm">
          <draw:text-box>
            <text:p/>
          </draw:text-box>
        </draw:frame>
        <draw:frame draw:style-name="gr5" draw:text-style-name="P5" draw:layer="measurelines" svg:width="0.517cm" svg:height="0.47cm" svg:x="3.546cm" svg:y="4.337cm">
          <draw:object xlink:href="./Object 3" xlink:type="simple" xlink:show="embed" xlink:actuate="onLoad">
            <loext:p/>
          </draw:object>
          <draw:image xlink:href="./ObjectReplacements/Object 3" xlink:type="simple" xlink:show="embed" xlink:actuate="onLoad"/>
        </draw:frame>
        <draw:frame draw:style-name="gr5" draw:text-style-name="P5" draw:layer="measurelines" svg:width="0.496cm" svg:height="0.47cm" svg:x="6.136cm" svg:y="1.214cm">
          <draw:object xlink:href="./Object 4" xlink:type="simple" xlink:show="embed" xlink:actuate="onLoad">
            <loext:p/>
          </draw:object>
          <draw:image xlink:href="./ObjectReplacements/Object 4" xlink:type="simple" xlink:show="embed" xlink:actuate="onLoad"/>
        </draw:frame>
        <draw:line draw:style-name="gr6" draw:text-style-name="P2" draw:layer="measurelines" svg:x1="4.044cm" svg:y1="4.232cm" svg:x2="6.438cm" svg:y2="1.815cm">
          <text:p/>
        </draw:line>
        <draw:path draw:style-name="gr7" draw:text-style-name="P2" draw:layer="layout" svg:width="0.574cm" svg:height="0.378cm" draw:transform="skewX (-0.146084058391925) rotate (2.36177954379873) translate (5.06851182842846cm 4.14790453586337cm)" svg:viewBox="0 0 575 379" svg:d="M575 379c-408 0-575-379-575-379">
          <text:p/>
        </draw:path>
        <draw:frame draw:style-name="gr5" draw:text-style-name="P5" draw:layer="layout" svg:width="0.555cm" svg:height="0.458cm" svg:x="5.112cm" svg:y="3.637cm">
          <draw:object xlink:href="./Object 1" xlink:type="simple" xlink:show="embed" xlink:actuate="onLoad">
            <loext:p/>
          </draw:object>
          <draw:image xlink:href="./ObjectReplacements/Object 1" xlink:type="simple" xlink:show="embed" xlink:actuate="onLoad"/>
        </draw:frame>
        <draw:line draw:style-name="gr8" draw:text-style-name="P2" draw:layer="layout" svg:x1="6.482cm" svg:y1="1.765cm" svg:x2="6.478cm" svg:y2="4.23cm">
          <text:p/>
        </draw:line>
        <draw:line draw:style-name="gr8" draw:text-style-name="P2" draw:layer="layout" svg:x1="4.053cm" svg:y1="4.246cm" svg:x2="6.475cm" svg:y2="4.231cm">
          <text:p/>
        </draw:line>
        <draw:frame draw:style-name="gr5" draw:text-style-name="P5" draw:layer="measurelines" svg:width="0.407cm" svg:height="0.47cm" svg:x="5.086cm" svg:y="4.259cm">
          <draw:object xlink:href="./Object 5" xlink:type="simple" xlink:show="embed" xlink:actuate="onLoad">
            <loext:p/>
          </draw:object>
          <draw:image xlink:href="./ObjectReplacements/Object 5" xlink:type="simple" xlink:show="embed" xlink:actuate="onLoad"/>
        </draw:frame>
        <draw:frame draw:style-name="gr5" draw:text-style-name="P5" draw:layer="measurelines" svg:width="0.406cm" svg:height="0.47cm" svg:x="6.479cm" svg:y="2.627cm">
          <draw:object xlink:href="./Object 6" xlink:type="simple" xlink:show="embed" xlink:actuate="onLoad">
            <loext:p/>
          </draw:object>
          <draw:image xlink:href="./ObjectReplacements/Object 6" xlink:type="simple" xlink:show="embed" xlink:actuate="onLoad"/>
        </draw:frame>
        <draw:line draw:style-name="gr8" draw:text-style-name="P2" draw:layer="layout" svg:x1="6.279cm" svg:y1="4.001cm" svg:x2="6.282cm" svg:y2="4.238cm">
          <text:p/>
        </draw:line>
        <draw:line draw:style-name="gr8" draw:text-style-name="P2" draw:layer="layout" svg:x1="6.279cm" svg:y1="4.001cm" svg:x2="6.471cm" svg:y2="4cm">
          <text:p/>
        </draw:line>
        <draw:custom-shape draw:style-name="gr3" draw:text-style-name="P3" draw:layer="measurelines" svg:width="0.206cm" svg:height="0.206cm" svg:x="6.39cm" svg:y="1.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2" draw:layer="layout" svg:x1="4.037cm" svg:y1="4.244cm" svg:x2="1.662cm" svg:y2="6.641cm">
          <text:p/>
        </draw:line>
        <draw:frame draw:style-name="gr5" draw:text-style-name="P5" draw:layer="measurelines" svg:width="0.657cm" svg:height="0.47cm" svg:x="0.829cm" svg:y="6.294cm">
          <draw:object xlink:href="./Object 2" xlink:type="simple" xlink:show="embed" xlink:actuate="onLoad">
            <loext:p/>
          </draw:object>
          <draw:image xlink:href="./ObjectReplacements/Object 2" xlink:type="simple" xlink:show="embed" xlink:actuate="onLoad"/>
        </draw:frame>
        <draw:line draw:style-name="gr8" draw:text-style-name="P2" draw:layer="layout" svg:x1="1.617cm" svg:y1="6.724cm" svg:x2="1.621cm" svg:y2="4.259cm">
          <text:p/>
        </draw:line>
        <draw:line draw:style-name="gr8" draw:text-style-name="P2" draw:layer="layout" svg:x1="4.046cm" svg:y1="4.243cm" svg:x2="1.624cm" svg:y2="4.258cm">
          <text:p/>
        </draw:line>
        <draw:custom-shape draw:style-name="gr3" draw:text-style-name="P3" draw:layer="measurelines" svg:width="0.206cm" svg:height="0.206cm" svg:x="1.49cm" svg:y="6.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5" draw:layer="measurelines" svg:width="0.75cm" svg:height="0.47cm" svg:x="2.737cm" svg:y="3.72cm">
          <draw:object xlink:href="./Object 7" xlink:type="simple" xlink:show="embed" xlink:actuate="onLoad">
            <loext:p/>
          </draw:object>
          <draw:image xlink:href="./ObjectReplacements/Object 7" xlink:type="simple" xlink:show="embed" xlink:actuate="onLoad"/>
        </draw:frame>
        <draw:frame draw:style-name="gr5" draw:text-style-name="P5" draw:layer="measurelines" svg:width="0.748cm" svg:height="0.47cm" svg:x="0.948cm" svg:y="5.02cm">
          <draw:object xlink:href="./Object 8" xlink:type="simple" xlink:show="embed" xlink:actuate="onLoad">
            <loext:p/>
          </draw:object>
          <draw:image xlink:href="./ObjectReplacements/Object 8" xlink:type="simple" xlink:show="embed" xlink:actuate="onLoad"/>
        </draw:frame>
        <draw:line draw:style-name="gr8" draw:text-style-name="P2" draw:layer="layout" svg:x1="1.829cm" svg:y1="4.495cm" svg:x2="1.826cm" svg:y2="4.258cm">
          <text:p/>
        </draw:line>
        <draw:line draw:style-name="gr8" draw:text-style-name="P2" draw:layer="layout" svg:x1="1.829cm" svg:y1="4.495cm" svg:x2="1.637cm" svg:y2="4.496cm">
          <text:p/>
        </draw:line>
        <draw:polyline draw:style-name="gr9" draw:text-style-name="P2" draw:layer="layout" svg:width="2.936cm" svg:height="2.365cm" svg:x="2.795cm" svg:y="2.742cm" svg:viewBox="0 0 2937 2366" draw:points="278,2366 146,2062 59,1785 12,1534 0,1307 19,1104 65,923 132,763 218,624 315,503 422,400 532,313 641,242 746,185 840,142 920,110 982,90 1123,54 1329,18 1450,5 1580,0 1715,3 1854,18 1992,46 2129,89 2261,150 2385,219 2459,264 2517,313 2569,367 2614,420 2714,545 2792,703 2914,1113 2934,1388 2937,1399 2937,1399 2937,1399 2937,1399 2937,1399 2937,1399 2937,1398 2936,1393 2934,1403">
          <text:p/>
        </draw:polyline>
        <draw:frame draw:style-name="gr5" draw:text-style-name="P5" draw:layer="layout" svg:width="0.555cm" svg:height="0.458cm" svg:x="4.421cm" svg:y="2.297cm">
          <draw:object xlink:href="./Object 9" xlink:type="simple" xlink:show="embed" xlink:actuate="onLoad">
            <loext:p/>
          </draw:object>
          <draw:image xlink:href="./ObjectReplacements/Object 9" xlink:type="simple" xlink:show="embed" xlink:actuate="onLoad"/>
        </draw:frame>
      </draw:page>
    </office:drawing>
  </office:body>
</office:document-content>
</file>

<file path=styles.xml><?xml version="1.0" encoding="utf-8"?>
<office:document-styles xmlns:anim="urn:oasis:names:tc:opendocument:xmlns:animation:1.0" xmlns:presentation="urn:oasis:names:tc:opendocument:xmlns:presentation:1.0" xmlns:smil="urn:oasis:names:tc:opendocument:xmlns:smil-compatible: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7 20 13" svg:d="M0 20l10-13 10 13z"/>
    <draw:marker draw:name="Arrowheads_20_2" draw:display-name="Arrowheads 2" svg:viewBox="0 0 20 20" svg:d="M0 20l10-20 10 20z"/>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8cm" fo:page-height="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meta="urn:oasis:names:tc:opendocument:xmlns:meta:1.0" xmlns:office="urn:oasis:names:tc:opendocument:xmlns:office:1.0" xmlns:xlink="http://www.w3.org/1999/xlink" xmlns:dc="http://purl.org/dc/elements/1.1/" xmlns:grddl="http://www.w3.org/2003/g/data-view#" office:version="1.3">
  <office:meta>
    <meta:creation-date>2022-01-18T15:36:07.809007031</meta:creation-date>
    <dc:date>2022-01-19T10:05:16.883966770</dc:date>
    <meta:editing-duration>PT26M9S</meta:editing-duration>
    <meta:editing-cycles>10</meta:editing-cycles>
    <meta:generator>LibreOffice/7.2.5.2$Linux_X86_64 LibreOffice_project/499f9727c189e6ef3471021d6132d4c694f357e5</meta:generator>
    <meta:document-statistic meta:object-count="27"/>
  </office:meta>
</office:document-meta>
</file>

<file path=Object 1/content.xml><?xml version="1.0" encoding="utf-8"?>
<math xmlns="http://www.w3.org/1998/Math/MathML" display="block">
  <semantics>
    <msub>
      <mi>θ</mi>
      <mn>1</mn>
    </msub>
    <annotation encoding="StarMath 5.0">%theta_1</annotation>
  </semantics>
</math>
</file>

<file path=Object 2/content.xml><?xml version="1.0" encoding="utf-8"?>
<math xmlns="http://www.w3.org/1998/Math/MathML" display="block">
  <semantics>
    <mrow>
      <mi>P</mi>
      <mi>'</mi>
    </mrow>
    <annotation encoding="StarMath 5.0">P'</annotation>
  </semantics>
</math>
</file>

<file path=Object 3/content.xml><?xml version="1.0" encoding="utf-8"?>
<math xmlns="http://www.w3.org/1998/Math/MathML" display="block">
  <semantics>
    <mi>O</mi>
    <annotation encoding="StarMath 5.0">O</annotation>
  </semantics>
</math>
</file>

<file path=Object 4/content.xml><?xml version="1.0" encoding="utf-8"?>
<math xmlns="http://www.w3.org/1998/Math/MathML" display="block">
  <semantics>
    <mi>P</mi>
    <annotation encoding="StarMath 5.0">P</annotation>
  </semantics>
</math>
</file>

<file path=Object 5/content.xml><?xml version="1.0" encoding="utf-8"?>
<math xmlns="http://www.w3.org/1998/Math/MathML" display="block">
  <semantics>
    <mn>1</mn>
    <annotation encoding="StarMath 5.0">1</annotation>
  </semantics>
</math>
</file>

<file path=Object 6/content.xml><?xml version="1.0" encoding="utf-8"?>
<math xmlns="http://www.w3.org/1998/Math/MathML" display="block">
  <semantics>
    <mn>1</mn>
    <annotation encoding="StarMath 5.0">1</annotation>
  </semantics>
</math>
</file>

<file path=Object 7/content.xml><?xml version="1.0" encoding="utf-8"?>
<math xmlns="http://www.w3.org/1998/Math/MathML" display="block">
  <semantics>
    <mrow>
      <mo stretchy="false">−</mo>
      <mn>1</mn>
    </mrow>
    <annotation encoding="StarMath 5.0">-1</annotation>
  </semantics>
</math>
</file>

<file path=Object 8/content.xml><?xml version="1.0" encoding="utf-8"?>
<math xmlns="http://www.w3.org/1998/Math/MathML" display="block">
  <semantics>
    <mrow>
      <mo stretchy="false">−</mo>
      <mn>1</mn>
    </mrow>
    <annotation encoding="StarMath 5.0">-1</annotation>
  </semantics>
</math>
</file>

<file path=Object 9/content.xml><?xml version="1.0" encoding="utf-8"?>
<math xmlns="http://www.w3.org/1998/Math/MathML" display="block">
  <semantics>
    <msub>
      <mi>θ</mi>
      <mn>2</mn>
    </msub>
    <annotation encoding="StarMath 5.0">%theta_2</annotation>
  </semantics>
</math>
</file>